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PhantomB" table:style-name="ta1" table:print="false">
        <table:table-column table:style-name="co1" table:number-columns-repeated="13" table:default-cell-style-name="Default"/>
        <table:table-row table:style-name="ro1">
          <table:table-cell table:style-name="ce1" office:value-type="float" office:value="0.07538">
            <text:p>0.07538</text:p>
          </table:table-cell>
          <table:table-cell office:value-type="float" office:value="0.02176">
            <text:p>0.02176</text:p>
          </table:table-cell>
          <table:table-cell office:value-type="float" office:value="0.01689">
            <text:p>0.01689</text:p>
          </table:table-cell>
          <table:table-cell office:value-type="float" office:value="0.01853">
            <text:p>0.01853</text:p>
          </table:table-cell>
          <table:table-cell office:value-type="float" office:value="0.01894">
            <text:p>0.01894</text:p>
          </table:table-cell>
          <table:table-cell office:value-type="float" office:value="0.03478">
            <text:p>0.03478</text:p>
          </table:table-cell>
          <table:table-cell table:style-name="ce1" office:value-type="float" office:value="0.07555">
            <text:p>0.07555</text:p>
          </table:table-cell>
          <table:table-cell table:style-name="ce1" office:value-type="float" office:value="0.05709">
            <text:p>0.05709</text:p>
          </table:table-cell>
          <table:table-cell office:value-type="float" office:value="0.02283">
            <text:p>0.02283</text:p>
          </table:table-cell>
          <table:table-cell office:value-type="float" office:value="0.01912">
            <text:p>0.01912</text:p>
          </table:table-cell>
          <table:table-cell office:value-type="float" office:value="0.01453">
            <text:p>0.01453</text:p>
          </table:table-cell>
          <table:table-cell office:value-type="float" office:value="0.01254">
            <text:p>0.01254</text:p>
          </table:table-cell>
          <table:table-cell office:value-type="float" office:value="0.03909">
            <text:p>0.03909</text:p>
          </table:table-cell>
        </table:table-row>
        <table:table-row table:style-name="ro1">
          <table:table-cell office:value-type="float" office:value="0.04819">
            <text:p>0.04819</text:p>
          </table:table-cell>
          <table:table-cell office:value-type="float" office:value="0.01633">
            <text:p>0.01633</text:p>
          </table:table-cell>
          <table:table-cell office:value-type="float" office:value="0.02125">
            <text:p>0.02125</text:p>
          </table:table-cell>
          <table:table-cell office:value-type="float" office:value="0.01785">
            <text:p>0.01785</text:p>
          </table:table-cell>
          <table:table-cell office:value-type="float" office:value="0.01715">
            <text:p>0.01715</text:p>
          </table:table-cell>
          <table:table-cell office:value-type="float" office:value="0.04703">
            <text:p>0.04703</text:p>
          </table:table-cell>
          <table:table-cell table:style-name="ce1" office:value-type="float" office:value="0.07145">
            <text:p>0.07145</text:p>
          </table:table-cell>
          <table:table-cell office:value-type="float" office:value="0.03022">
            <text:p>0.03022</text:p>
          </table:table-cell>
          <table:table-cell office:value-type="float" office:value="0.01799">
            <text:p>0.01799</text:p>
          </table:table-cell>
          <table:table-cell office:value-type="float" office:value="0.02163">
            <text:p>0.02163</text:p>
          </table:table-cell>
          <table:table-cell office:value-type="float" office:value="0.01318">
            <text:p>0.01318</text:p>
          </table:table-cell>
          <table:table-cell office:value-type="float" office:value="0.01574">
            <text:p>0.01574</text:p>
          </table:table-cell>
          <table:table-cell office:value-type="float" office:value="0.048">
            <text:p>0.048</text:p>
          </table:table-cell>
        </table:table-row>
        <table:table-row table:style-name="ro1">
          <table:table-cell office:value-type="float" office:value="0.02853">
            <text:p>0.02853</text:p>
          </table:table-cell>
          <table:table-cell office:value-type="float" office:value="0.01295">
            <text:p>0.01295</text:p>
          </table:table-cell>
          <table:table-cell office:value-type="float" office:value="0.02163">
            <text:p>0.02163</text:p>
          </table:table-cell>
          <table:table-cell office:value-type="float" office:value="0.01931">
            <text:p>0.01931</text:p>
          </table:table-cell>
          <table:table-cell office:value-type="float" office:value="0.02924">
            <text:p>0.02924</text:p>
          </table:table-cell>
          <table:table-cell table:style-name="ce1" office:value-type="float" office:value="0.07742">
            <text:p>0.07742</text:p>
          </table:table-cell>
          <table:table-cell office:value-type="float" office:value="0.04218">
            <text:p>0.04218</text:p>
          </table:table-cell>
          <table:table-cell office:value-type="float" office:value="0.01574">
            <text:p>0.01574</text:p>
          </table:table-cell>
          <table:table-cell office:value-type="float" office:value="0.02099">
            <text:p>0.02099</text:p>
          </table:table-cell>
          <table:table-cell office:value-type="float" office:value="0.02135">
            <text:p>0.02135</text:p>
          </table:table-cell>
          <table:table-cell office:value-type="float" office:value="0.01446">
            <text:p>0.01446</text:p>
          </table:table-cell>
          <table:table-cell office:value-type="float" office:value="0.02854">
            <text:p>0.02854</text:p>
          </table:table-cell>
          <table:table-cell table:style-name="ce1" office:value-type="float" office:value="0.08118">
            <text:p>0.08118</text:p>
          </table:table-cell>
        </table:table-row>
        <table:table-row table:style-name="ro1">
          <table:table-cell office:value-type="float" office:value="0.01715">
            <text:p>0.01715</text:p>
          </table:table-cell>
          <table:table-cell office:value-type="float" office:value="0.01363">
            <text:p>0.01363</text:p>
          </table:table-cell>
          <table:table-cell office:value-type="float" office:value="0.01941">
            <text:p>0.01941</text:p>
          </table:table-cell>
          <table:table-cell office:value-type="float" office:value="0.02943">
            <text:p>0.02943</text:p>
          </table:table-cell>
          <table:table-cell office:value-type="float" office:value="0.04929">
            <text:p>0.04929</text:p>
          </table:table-cell>
          <table:table-cell table:style-name="ce1" office:value-type="float" office:value="0.07046">
            <text:p>0.07046</text:p>
          </table:table-cell>
          <table:table-cell office:value-type="float" office:value="0.03434">
            <text:p>0.03434</text:p>
          </table:table-cell>
          <table:table-cell office:value-type="float" office:value="0.01365">
            <text:p>0.01365</text:p>
          </table:table-cell>
          <table:table-cell office:value-type="float" office:value="0.01838">
            <text:p>0.01838</text:p>
          </table:table-cell>
          <table:table-cell office:value-type="float" office:value="0.01784">
            <text:p>0.01784</text:p>
          </table:table-cell>
          <table:table-cell office:value-type="float" office:value="0.02014">
            <text:p>0.02014</text:p>
          </table:table-cell>
          <table:table-cell table:style-name="ce1" office:value-type="float" office:value="0.05096">
            <text:p>0.05096</text:p>
          </table:table-cell>
          <table:table-cell table:style-name="ce1" office:value-type="float" office:value="0.07031">
            <text:p>0.07031</text:p>
          </table:table-cell>
        </table:table-row>
        <table:table-row table:style-name="ro1">
          <table:table-cell office:value-type="float" office:value="0.01405">
            <text:p>0.01405</text:p>
          </table:table-cell>
          <table:table-cell office:value-type="float" office:value="0.01838">
            <text:p>0.01838</text:p>
          </table:table-cell>
          <table:table-cell office:value-type="float" office:value="0.01957">
            <text:p>0.01957</text:p>
          </table:table-cell>
          <table:table-cell office:value-type="float" office:value="0.02853">
            <text:p>0.02853</text:p>
          </table:table-cell>
          <table:table-cell table:style-name="ce1" office:value-type="float" office:value="0.07625">
            <text:p>0.07625</text:p>
          </table:table-cell>
          <table:table-cell office:value-type="float" office:value="0.02714">
            <text:p>0.02714</text:p>
          </table:table-cell>
          <table:table-cell office:value-type="float" office:value="0.02014">
            <text:p>0.02014</text:p>
          </table:table-cell>
          <table:table-cell office:value-type="float" office:value="0.01207">
            <text:p>0.01207</text:p>
          </table:table-cell>
          <table:table-cell office:value-type="float" office:value="0.02125">
            <text:p>0.02125</text:p>
          </table:table-cell>
          <table:table-cell office:value-type="float" office:value="0.0178">
            <text:p>0.0178</text:p>
          </table:table-cell>
          <table:table-cell office:value-type="float" office:value="0.03022">
            <text:p>0.03022</text:p>
          </table:table-cell>
          <table:table-cell table:style-name="ce1" office:value-type="float" office:value="0.06926">
            <text:p>0.06926</text:p>
          </table:table-cell>
          <table:table-cell office:value-type="float" office:value="0.04073">
            <text:p>0.04073</text:p>
          </table:table-cell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0.01912">
            <text:p>0.01912</text:p>
          </table:table-cell>
          <table:table-cell office:value-type="float" office:value="0.02212">
            <text:p>0.02212</text:p>
          </table:table-cell>
          <table:table-cell table:style-name="ce1" office:value-type="float" office:value="0.06217">
            <text:p>0.06217</text:p>
          </table:table-cell>
          <table:table-cell table:style-name="ce1" office:value-type="float" office:value="0.07555">
            <text:p>0.07555</text:p>
          </table:table-cell>
          <table:table-cell office:value-type="float" office:value="0.02318">
            <text:p>0.02318</text:p>
          </table:table-cell>
          <table:table-cell office:value-type="float" office:value="0.01254">
            <text:p>0.01254</text:p>
          </table:table-cell>
          <table:table-cell office:value-type="float" office:value="0.014">
            <text:p>0.014</text:p>
          </table:table-cell>
          <table:table-cell office:value-type="float" office:value="0.02118">
            <text:p>0.02118</text:p>
          </table:table-cell>
          <table:table-cell office:value-type="float" office:value="0.02124">
            <text:p>0.02124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7914">
            <text:p>0.07914</text:p>
          </table:table-cell>
          <table:table-cell office:value-type="float" office:value="0.02943">
            <text:p>0.02943</text:p>
          </table:table-cell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0.01854">
            <text:p>0.01854</text:p>
          </table:table-cell>
          <table:table-cell office:value-type="float" office:value="0.04073">
            <text:p>0.04073</text:p>
          </table:table-cell>
          <table:table-cell table:style-name="ce1" office:value-type="float" office:value="0.11985">
            <text:p>0.11985</text:p>
          </table:table-cell>
          <table:table-cell office:value-type="float" office:value="0.03818">
            <text:p>0.03818</text:p>
          </table:table-cell>
          <table:table-cell office:value-type="float" office:value="0.02124">
            <text:p>0.02124</text:p>
          </table:table-cell>
          <table:table-cell office:value-type="float" office:value="0.01152">
            <text:p>0.01152</text:p>
          </table:table-cell>
          <table:table-cell office:value-type="float" office:value="0.01363">
            <text:p>0.01363</text:p>
          </table:table-cell>
          <table:table-cell office:value-type="float" office:value="0.01805">
            <text:p>0.01805</text:p>
          </table:table-cell>
          <table:table-cell office:value-type="float" office:value="0.03434">
            <text:p>0.03434</text:p>
          </table:table-cell>
          <table:table-cell table:style-name="ce1" office:value-type="float" office:value="0.13948">
            <text:p>0.13948</text:p>
          </table:table-cell>
          <table:table-cell table:style-name="ce1" office:value-type="float" office:value="0.06898">
            <text:p>0.06898</text:p>
          </table:table-cell>
          <table:table-cell office:value-type="float" office:value="0.01894">
            <text:p>0.01894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0.02103">
            <text:p>0.02103</text:p>
          </table:table-cell>
          <table:table-cell office:value-type="float" office:value="0.04819">
            <text:p>0.04819</text:p>
          </table:table-cell>
          <table:table-cell table:style-name="ce1" office:value-type="float" office:value="0.07742">
            <text:p>0.07742</text:p>
          </table:table-cell>
          <table:table-cell office:value-type="float" office:value="0.01919">
            <text:p>0.01919</text:p>
          </table:table-cell>
          <table:table-cell office:value-type="float" office:value="0.01446">
            <text:p>0.01446</text:p>
          </table:table-cell>
          <table:table-cell office:value-type="float" office:value="0.01134">
            <text:p>0.01134</text:p>
          </table:table-cell>
          <table:table-cell office:value-type="float" office:value="0.01689">
            <text:p>0.01689</text:p>
          </table:table-cell>
          <table:table-cell office:value-type="float" office:value="0.01872">
            <text:p>0.01872</text:p>
          </table:table-cell>
          <table:table-cell table:style-name="ce1" office:value-type="float" office:value="0.05709">
            <text:p>0.05709</text:p>
          </table:table-cell>
          <table:table-cell table:style-name="ce1" office:value-type="float" office:value="0.08118">
            <text:p>0.08118</text:p>
          </table:table-cell>
          <table:table-cell office:value-type="float" office:value="0.02661">
            <text:p>0.02661</text:p>
          </table:table-cell>
          <table:table-cell office:value-type="float" office:value="0.01302">
            <text:p>0.01302</text:p>
          </table:table-cell>
        </table:table-row>
        <table:table-row table:style-name="ro1">
          <table:table-cell office:value-type="float" office:value="0.02099">
            <text:p>0.02099</text:p>
          </table:table-cell>
          <table:table-cell office:value-type="float" office:value="0.02661">
            <text:p>0.02661</text:p>
          </table:table-cell>
          <table:table-cell table:style-name="ce1" office:value-type="float" office:value="0.12054">
            <text:p>0.12054</text:p>
          </table:table-cell>
          <table:table-cell office:value-type="float" office:value="0.03389">
            <text:p>0.03389</text:p>
          </table:table-cell>
          <table:table-cell office:value-type="float" office:value="0.01872">
            <text:p>0.01872</text:p>
          </table:table-cell>
          <table:table-cell office:value-type="float" office:value="0.01092">
            <text:p>0.01092</text:p>
          </table:table-cell>
          <table:table-cell office:value-type="float" office:value="0.011">
            <text:p>0.011</text:p>
          </table:table-cell>
          <table:table-cell office:value-type="float" office:value="0.01739">
            <text:p>0.01739</text:p>
          </table:table-cell>
          <table:table-cell office:value-type="float" office:value="0.02318">
            <text:p>0.02318</text:p>
          </table:table-cell>
          <table:table-cell table:style-name="ce1" office:value-type="float" office:value="0.14719">
            <text:p>0.14719</text:p>
          </table:table-cell>
          <table:table-cell office:value-type="float" office:value="0.04023">
            <text:p>0.04023</text:p>
          </table:table-cell>
          <table:table-cell office:value-type="float" office:value="0.02212">
            <text:p>0.02212</text:p>
          </table:table-cell>
          <table:table-cell office:value-type="float" office:value="0.01166">
            <text:p>0.01166</text:p>
          </table:table-cell>
        </table:table-row>
        <table:table-row table:style-name="ro1">
          <table:table-cell office:value-type="float" office:value="0.02275">
            <text:p>0.02275</text:p>
          </table:table-cell>
          <table:table-cell table:style-name="ce1" office:value-type="float" office:value="0.07031">
            <text:p>0.07031</text:p>
          </table:table-cell>
          <table:table-cell table:style-name="ce1" office:value-type="float" office:value="0.07625">
            <text:p>0.07625</text:p>
          </table:table-cell>
          <table:table-cell office:value-type="float" office:value="0.02122">
            <text:p>0.02122</text:p>
          </table:table-cell>
          <table:table-cell office:value-type="float" office:value="0.0178">
            <text:p>0.0178</text:p>
          </table:table-cell>
          <table:table-cell office:value-type="float" office:value="0.01062">
            <text:p>0.01062</text:p>
          </table:table-cell>
          <table:table-cell office:value-type="float" office:value="0.01295">
            <text:p>0.01295</text:p>
          </table:table-cell>
          <table:table-cell office:value-type="float" office:value="0.01594">
            <text:p>0.01594</text:p>
          </table:table-cell>
          <table:table-cell office:value-type="float" office:value="0.04218">
            <text:p>0.04218</text:p>
          </table:table-cell>
          <table:table-cell table:style-name="ce1" office:value-type="float" office:value="0.06926">
            <text:p>0.06926</text:p>
          </table:table-cell>
          <table:table-cell office:value-type="float" office:value="0.04089">
            <text:p>0.04089</text:p>
          </table:table-cell>
          <table:table-cell office:value-type="float" office:value="0.01931">
            <text:p>0.01931</text:p>
          </table:table-cell>
          <table:table-cell office:value-type="float" office:value="0.01134">
            <text:p>0.01134</text:p>
          </table:table-cell>
        </table:table-row>
        <table:table-row table:style-name="ro1">
          <table:table-cell office:value-type="float" office:value="0.02548">
            <text:p>0.02548</text:p>
          </table:table-cell>
          <table:table-cell table:style-name="ce1" office:value-type="float" office:value="0.07538">
            <text:p>0.07538</text:p>
          </table:table-cell>
          <table:table-cell office:value-type="float" office:value="0.04703">
            <text:p>0.04703</text:p>
          </table:table-cell>
          <table:table-cell office:value-type="float" office:value="0.01594">
            <text:p>0.01594</text:p>
          </table:table-cell>
          <table:table-cell office:value-type="float" office:value="0.01318">
            <text:p>0.01318</text:p>
          </table:table-cell>
          <table:table-cell office:value-type="float" office:value="0.01166">
            <text:p>0.01166</text:p>
          </table:table-cell>
          <table:table-cell office:value-type="float" office:value="0.01791">
            <text:p>0.01791</text:p>
          </table:table-cell>
          <table:table-cell office:value-type="float" office:value="0.01919">
            <text:p>0.01919</text:p>
          </table:table-cell>
          <table:table-cell table:style-name="ce1" office:value-type="float" office:value="0.07572">
            <text:p>0.07572</text:p>
          </table:table-cell>
          <table:table-cell office:value-type="float" office:value="0.048">
            <text:p>0.048</text:p>
          </table:table-cell>
          <table:table-cell office:value-type="float" office:value="0.02103">
            <text:p>0.02103</text:p>
          </table:table-cell>
          <table:table-cell office:value-type="float" office:value="0.01383">
            <text:p>0.01383</text:p>
          </table:table-cell>
          <table:table-cell office:value-type="float" office:value="0.01207">
            <text:p>0.01207</text:p>
          </table:table-cell>
        </table:table-row>
        <table:table-row table:style-name="ro1">
          <table:table-cell office:value-type="float" office:value="0.04089">
            <text:p>0.04089</text:p>
          </table:table-cell>
          <table:table-cell office:value-type="float" office:value="0.11985">
            <text:p>0.11985</text:p>
          </table:table-cell>
          <table:table-cell office:value-type="float" office:value="0.02819">
            <text:p>0.02819</text:p>
          </table:table-cell>
          <table:table-cell office:value-type="float" office:value="0.01805">
            <text:p>0.01805</text:p>
          </table:table-cell>
          <table:table-cell office:value-type="float" office:value="0.01089">
            <text:p>0.01089</text:p>
          </table:table-cell>
          <table:table-cell office:value-type="float" office:value="0.012">
            <text:p>0.012</text:p>
          </table:table-cell>
          <table:table-cell office:value-type="float" office:value="0.01973">
            <text:p>0.01973</text:p>
          </table:table-cell>
          <table:table-cell office:value-type="float" office:value="0.02714">
            <text:p>0.02714</text:p>
          </table:table-cell>
          <table:table-cell table:style-name="ce1" office:value-type="float" office:value="0.13948">
            <text:p>0.13948</text:p>
          </table:table-cell>
          <table:table-cell office:value-type="float" office:value="0.0325">
            <text:p>0.0325</text:p>
          </table:table-cell>
          <table:table-cell office:value-type="float" office:value="0.01957">
            <text:p>0.01957</text:p>
          </table:table-cell>
          <table:table-cell office:value-type="float" office:value="0.01093">
            <text:p>0.01093</text:p>
          </table:table-cell>
          <table:table-cell office:value-type="float" office:value="0.01799">
            <text:p>0.01799</text:p>
          </table:table-cell>
        </table:table-row>
        <table:table-row table:style-name="ro1">
          <table:table-cell table:style-name="ce1" office:value-type="float" office:value="0.06898">
            <text:p>0.06898</text:p>
          </table:table-cell>
          <table:table-cell office:value-type="float" office:value="0.04929">
            <text:p>0.04929</text:p>
          </table:table-cell>
          <table:table-cell office:value-type="float" office:value="0.01973">
            <text:p>0.01973</text:p>
          </table:table-cell>
          <table:table-cell office:value-type="float" office:value="0.01784">
            <text:p>0.01784</text:p>
          </table:table-cell>
          <table:table-cell office:value-type="float" office:value="0.01093">
            <text:p>0.01093</text:p>
          </table:table-cell>
          <table:table-cell office:value-type="float" office:value="0.01633">
            <text:p>0.01633</text:p>
          </table:table-cell>
          <table:table-cell office:value-type="float" office:value="0.02122">
            <text:p>0.02122</text:p>
          </table:table-cell>
          <table:table-cell table:style-name="ce1" office:value-type="float" office:value="0.07145">
            <text:p>0.07145</text:p>
          </table:table-cell>
          <table:table-cell office:value-type="float" office:value="0.05096">
            <text:p>0.05096</text:p>
          </table:table-cell>
          <table:table-cell office:value-type="float" office:value="0.02548">
            <text:p>0.02548</text:p>
          </table:table-cell>
          <table:table-cell office:value-type="float" office:value="0.01785">
            <text:p>0.01785</text:p>
          </table:table-cell>
          <table:table-cell office:value-type="float" office:value="0.01062">
            <text:p>0.01062</text:p>
          </table:table-cell>
          <table:table-cell office:value-type="float" office:value="0.0291">
            <text:p>0.0291</text:p>
          </table:table-cell>
        </table:table-row>
        <table:table-row table:style-name="ro1">
          <table:table-cell table:style-name="ce1" office:value-type="float" office:value="0.12054">
            <text:p>0.12054</text:p>
          </table:table-cell>
          <table:table-cell office:value-type="float" office:value="0.03478">
            <text:p>0.03478</text:p>
          </table:table-cell>
          <table:table-cell office:value-type="float" office:value="0.01739">
            <text:p>0.01739</text:p>
          </table:table-cell>
          <table:table-cell office:value-type="float" office:value="0.01453">
            <text:p>0.01453</text:p>
          </table:table-cell>
          <table:table-cell office:value-type="float" office:value="0.01302">
            <text:p>0.01302</text:p>
          </table:table-cell>
          <table:table-cell office:value-type="float" office:value="0.02433">
            <text:p>0.02433</text:p>
          </table:table-cell>
          <table:table-cell office:value-type="float" office:value="0.03813">
            <text:p>0.03813</text:p>
          </table:table-cell>
          <table:table-cell table:style-name="ce1" office:value-type="float" office:value="0.14719">
            <text:p>0.14719</text:p>
          </table:table-cell>
          <table:table-cell office:value-type="float" office:value="0.03909">
            <text:p>0.03909</text:p>
          </table:table-cell>
          <table:table-cell office:value-type="float" office:value="0.01854">
            <text:p>0.01854</text:p>
          </table:table-cell>
          <table:table-cell office:value-type="float" office:value="0.0132">
            <text:p>0.0132</text:p>
          </table:table-cell>
          <table:table-cell office:value-type="float" office:value="0.01152">
            <text:p>0.01152</text:p>
          </table:table-cell>
          <table:table-cell office:value-type="float" office:value="0.0325">
            <text:p>0.0325</text:p>
          </table:table-cell>
        </table:table-row>
        <table:table-row table:style-name="ro1">
          <table:table-cell table:style-name="ce1" office:value-type="float" office:value="0.06217">
            <text:p>0.06217</text:p>
          </table:table-cell>
          <table:table-cell office:value-type="float" office:value="0.02433">
            <text:p>0.02433</text:p>
          </table:table-cell>
          <table:table-cell office:value-type="float" office:value="0.02118">
            <text:p>0.02118</text:p>
          </table:table-cell>
          <table:table-cell office:value-type="float" office:value="0.0132">
            <text:p>0.0132</text:p>
          </table:table-cell>
          <table:table-cell office:value-type="float" office:value="0.01405">
            <text:p>0.01405</text:p>
          </table:table-cell>
          <table:table-cell office:value-type="float" office:value="0.02819">
            <text:p>0.02819</text:p>
          </table:table-cell>
          <table:table-cell table:style-name="ce1" office:value-type="float" office:value="0.07046">
            <text:p>0.07046</text:p>
          </table:table-cell>
          <table:table-cell office:value-type="float" office:value="0.07">
            <text:p>0.07</text:p>
          </table:table-cell>
          <table:table-cell office:value-type="float" office:value="0.0291">
            <text:p>0.0291</text:p>
          </table:table-cell>
          <table:table-cell office:value-type="float" office:value="0.01941">
            <text:p>0.01941</text:p>
          </table:table-cell>
          <table:table-cell office:value-type="float" office:value="0.01089">
            <text:p>0.01089</text:p>
          </table:table-cell>
          <table:table-cell office:value-type="float" office:value="0.01365">
            <text:p>0.01365</text:p>
          </table:table-cell>
          <table:table-cell office:value-type="float" office:value="0.04023">
            <text:p>0.04023</text:p>
          </table:table-cell>
        </table:table-row>
        <table:table-row table:style-name="ro1">
          <table:table-cell office:value-type="float" office:value="0.02924">
            <text:p>0.02924</text:p>
          </table:table-cell>
          <table:table-cell office:value-type="float" office:value="0.01791">
            <text:p>0.01791</text:p>
          </table:table-cell>
          <table:table-cell office:value-type="float" office:value="0.02135">
            <text:p>0.02135</text:p>
          </table:table-cell>
          <table:table-cell office:value-type="float" office:value="0.01383">
            <text:p>0.01383</text:p>
          </table:table-cell>
          <table:table-cell office:value-type="float" office:value="0.02176">
            <text:p>0.02176</text:p>
          </table:table-cell>
          <table:table-cell office:value-type="float" office:value="0.03389">
            <text:p>0.03389</text:p>
          </table:table-cell>
          <table:table-cell table:style-name="ce1" office:value-type="float" office:value="0.07572">
            <text:p>0.07572</text:p>
          </table:table-cell>
          <table:table-cell office:value-type="float" office:value="0.02854">
            <text:p>0.02854</text:p>
          </table:table-cell>
          <table:table-cell office:value-type="float" office:value="0.02275">
            <text:p>0.02275</text:p>
          </table:table-cell>
          <table:table-cell office:value-type="float" office:value="0.01853">
            <text:p>0.01853</text:p>
          </table:table-cell>
          <table:table-cell office:value-type="float" office:value="0.01092">
            <text:p>0.01092</text:p>
          </table:table-cell>
          <table:table-cell office:value-type="float" office:value="0.02283">
            <text:p>0.02283</text:p>
          </table:table-cell>
          <table:table-cell table:style-name="ce1" office:value-type="float" office:value="0.07914">
            <text:p>0.07914</text:p>
          </table:table-cell>
        </table:table-row>
      </table:table>
      <table:table table:name="PhantomA" table:style-name="ta1" table:print="false">
        <table:table-column table:style-name="co1" table:number-columns-repeated="13" table:default-cell-style-name="Default"/>
        <table:table-row table:style-name="ro1">
          <table:table-cell office:value-type="float" office:value="0.11276">
            <text:p>0.11276</text:p>
          </table:table-cell>
          <table:table-cell office:value-type="float" office:value="0.03861">
            <text:p>0.03861</text:p>
          </table:table-cell>
          <table:table-cell office:value-type="float" office:value="0.02882">
            <text:p>0.02882</text:p>
          </table:table-cell>
          <table:table-cell office:value-type="float" office:value="0.02981">
            <text:p>0.02981</text:p>
          </table:table-cell>
          <table:table-cell office:value-type="float" office:value="0.03911">
            <text:p>0.03911</text:p>
          </table:table-cell>
          <table:table-cell office:value-type="float" office:value="0.04506">
            <text:p>0.04506</text:p>
          </table:table-cell>
          <table:table-cell table:style-name="ce1" office:value-type="float" office:value="0.11276">
            <text:p>0.11276</text:p>
          </table:table-cell>
          <table:table-cell table:style-name="ce1" office:value-type="float" office:value="0.06263">
            <text:p>0.06263</text:p>
          </table:table-cell>
          <table:table-cell office:value-type="float" office:value="0.03861">
            <text:p>0.03861</text:p>
          </table:table-cell>
          <table:table-cell office:value-type="float" office:value="0.03162">
            <text:p>0.03162</text:p>
          </table:table-cell>
          <table:table-cell office:value-type="float" office:value="0.02924">
            <text:p>0.02924</text:p>
          </table:table-cell>
          <table:table-cell office:value-type="float" office:value="0.03162">
            <text:p>0.03162</text:p>
          </table:table-cell>
          <table:table-cell office:value-type="float" office:value="0.04506">
            <text:p>0.04506</text:p>
          </table:table-cell>
        </table:table-row>
        <table:table-row table:style-name="ro1">
          <table:table-cell table:style-name="ce1" office:value-type="float" office:value="0.06263">
            <text:p>0.06263</text:p>
          </table:table-cell>
          <table:table-cell office:value-type="float" office:value="0.03232">
            <text:p>0.03232</text:p>
          </table:table-cell>
          <table:table-cell office:value-type="float" office:value="0.02854">
            <text:p>0.02854</text:p>
          </table:table-cell>
          <table:table-cell office:value-type="float" office:value="0.03232">
            <text:p>0.03232</text:p>
          </table:table-cell>
          <table:table-cell office:value-type="float" office:value="0.03525">
            <text:p>0.03525</text:p>
          </table:table-cell>
          <table:table-cell table:style-name="ce1" office:value-type="float" office:value="0.07605">
            <text:p>0.07605</text:p>
          </table:table-cell>
          <table:table-cell table:style-name="ce1" office:value-type="float" office:value="0.10642">
            <text:p>0.10642</text:p>
          </table:table-cell>
          <table:table-cell office:value-type="float" office:value="0.04792">
            <text:p>0.04792</text:p>
          </table:table-cell>
          <table:table-cell office:value-type="float" office:value="0.03232">
            <text:p>0.0323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525">
            <text:p>0.03525</text:p>
          </table:table-cell>
          <table:table-cell table:style-name="ce1" office:value-type="float" office:value="0.07605">
            <text:p>0.07605</text:p>
          </table:table-cell>
        </table:table-row>
        <table:table-row table:style-name="ro1">
          <table:table-cell office:value-type="float" office:value="0.04792">
            <text:p>0.0479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525">
            <text:p>0.03525</text:p>
          </table:table-cell>
          <table:table-cell office:value-type="float" office:value="0.04506">
            <text:p>0.04506</text:p>
          </table:table-cell>
          <table:table-cell table:style-name="ce1" office:value-type="float" office:value="0.11276">
            <text:p>0.11276</text:p>
          </table:table-cell>
          <table:table-cell table:style-name="ce1" office:value-type="float" office:value="0.07605">
            <text:p>0.07605</text:p>
          </table:table-cell>
          <table:table-cell office:value-type="float" office:value="0.03525">
            <text:p>0.03525</text:p>
          </table:table-cell>
          <table:table-cell office:value-type="float" office:value="0.03162">
            <text:p>0.03162</text:p>
          </table:table-cell>
          <table:table-cell office:value-type="float" office:value="0.02924">
            <text:p>0.02924</text:p>
          </table:table-cell>
          <table:table-cell office:value-type="float" office:value="0.03162">
            <text:p>0.03162</text:p>
          </table:table-cell>
          <table:table-cell office:value-type="float" office:value="0.04506">
            <text:p>0.04506</text:p>
          </table:table-cell>
          <table:table-cell table:style-name="ce1" office:value-type="float" office:value="0.11276">
            <text:p>0.11276</text:p>
          </table:table-cell>
        </table:table-row>
        <table:table-row table:style-name="ro1">
          <table:table-cell office:value-type="float" office:value="0.03525">
            <text:p>0.03525</text:p>
          </table:table-cell>
          <table:table-cell office:value-type="float" office:value="0.02854">
            <text:p>0.02854</text:p>
          </table:table-cell>
          <table:table-cell office:value-type="float" office:value="0.03232">
            <text:p>0.03232</text:p>
          </table:table-cell>
          <table:table-cell office:value-type="float" office:value="0.04792">
            <text:p>0.04792</text:p>
          </table:table-cell>
          <table:table-cell table:style-name="ce1" office:value-type="float" office:value="0.05509">
            <text:p>0.05509</text:p>
          </table:table-cell>
          <table:table-cell table:style-name="ce1" office:value-type="float" office:value="0.10642">
            <text:p>0.10642</text:p>
          </table:table-cell>
          <table:table-cell office:value-type="float" office:value="0.04792">
            <text:p>0.04792</text:p>
          </table:table-cell>
          <table:table-cell office:value-type="float" office:value="0.03232">
            <text:p>0.03232</text:p>
          </table:table-cell>
          <table:table-cell office:value-type="float" office:value="0.02882">
            <text:p>0.02882</text:p>
          </table:table-cell>
          <table:table-cell office:value-type="float" office:value="0.02981">
            <text:p>0.02981</text:p>
          </table:table-cell>
          <table:table-cell office:value-type="float" office:value="0.03911">
            <text:p>0.03911</text:p>
          </table:table-cell>
          <table:table-cell table:style-name="ce1" office:value-type="float" office:value="0.05509">
            <text:p>0.05509</text:p>
          </table:table-cell>
          <table:table-cell table:style-name="ce1" office:value-type="float" office:value="0.10642">
            <text:p>0.10642</text:p>
          </table:table-cell>
        </table:table-row>
        <table:table-row table:style-name="ro1">
          <table:table-cell office:value-type="float" office:value="0.03232">
            <text:p>0.03232</text:p>
          </table:table-cell>
          <table:table-cell office:value-type="float" office:value="0.02882">
            <text:p>0.02882</text:p>
          </table:table-cell>
          <table:table-cell office:value-type="float" office:value="0.03861">
            <text:p>0.03861</text:p>
          </table:table-cell>
          <table:table-cell office:value-type="float" office:value="0.04792">
            <text:p>0.04792</text:p>
          </table:table-cell>
          <table:table-cell table:style-name="ce1" office:value-type="float" office:value="0.10642">
            <text:p>0.10642</text:p>
          </table:table-cell>
          <table:table-cell table:style-name="ce1" office:value-type="float" office:value="0.05509">
            <text:p>0.05509</text:p>
          </table:table-cell>
          <table:table-cell office:value-type="float" office:value="0.03911">
            <text:p>0.03911</text:p>
          </table:table-cell>
          <table:table-cell office:value-type="float" office:value="0.02981">
            <text:p>0.02981</text:p>
          </table:table-cell>
          <table:table-cell office:value-type="float" office:value="0.02854">
            <text:p>0.02854</text:p>
          </table:table-cell>
          <table:table-cell office:value-type="float" office:value="0.03232">
            <text:p>0.03232</text:p>
          </table:table-cell>
          <table:table-cell office:value-type="float" office:value="0.04792">
            <text:p>0.04792</text:p>
          </table:table-cell>
          <table:table-cell table:style-name="ce1" office:value-type="float" office:value="0.10642">
            <text:p>0.10642</text:p>
          </table:table-cell>
          <table:table-cell table:style-name="ce1" office:value-type="float" office:value="0.07605">
            <text:p>0.07605</text:p>
          </table:table-cell>
        </table:table-row>
        <table:table-row table:style-name="ro1">
          <table:table-cell office:value-type="float" office:value="0.02981">
            <text:p>0.02981</text:p>
          </table:table-cell>
          <table:table-cell office:value-type="float" office:value="0.03162">
            <text:p>0.03162</text:p>
          </table:table-cell>
          <table:table-cell office:value-type="float" office:value="0.04506">
            <text:p>0.04506</text:p>
          </table:table-cell>
          <table:table-cell table:style-name="ce1" office:value-type="float" office:value="0.07605">
            <text:p>0.07605</text:p>
          </table:table-cell>
          <table:table-cell table:style-name="ce1" office:value-type="float" office:value="0.11276">
            <text:p>0.11276</text:p>
          </table:table-cell>
          <table:table-cell office:value-type="float" office:value="0.04506">
            <text:p>0.04506</text:p>
          </table:table-cell>
          <table:table-cell office:value-type="float" office:value="0.03162">
            <text:p>0.0316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525">
            <text:p>0.03525</text:p>
          </table:table-cell>
          <table:table-cell table:style-name="ce1" office:value-type="float" office:value="0.07605">
            <text:p>0.07605</text:p>
          </table:table-cell>
          <table:table-cell table:style-name="ce1" office:value-type="float" office:value="0.11276">
            <text:p>0.11276</text:p>
          </table:table-cell>
          <table:table-cell office:value-type="float" office:value="0.04792">
            <text:p>0.04792</text:p>
          </table:table-cell>
        </table:table-row>
        <table:table-row table:style-name="ro1">
          <table:table-cell office:value-type="float" office:value="0.02924">
            <text:p>0.02924</text:p>
          </table:table-cell>
          <table:table-cell office:value-type="float" office:value="0.03525">
            <text:p>0.03525</text:p>
          </table:table-cell>
          <table:table-cell table:style-name="ce1" office:value-type="float" office:value="0.07605">
            <text:p>0.07605</text:p>
          </table:table-cell>
          <table:table-cell table:style-name="ce1" office:value-type="float" office:value="0.10642">
            <text:p>0.10642</text:p>
          </table:table-cell>
          <table:table-cell table:style-name="ce1" office:value-type="float" office:value="0.07605">
            <text:p>0.07605</text:p>
          </table:table-cell>
          <table:table-cell office:value-type="float" office:value="0.03525">
            <text:p>0.03525</text:p>
          </table:table-cell>
          <table:table-cell office:value-type="float" office:value="0.03">
            <text:p>0.03</text:p>
          </table:table-cell>
          <table:table-cell office:value-type="float" office:value="0.02854">
            <text:p>0.02854</text:p>
          </table:table-cell>
          <table:table-cell office:value-type="float" office:value="0.03232">
            <text:p>0.03232</text:p>
          </table:table-cell>
          <table:table-cell office:value-type="float" office:value="0.04792">
            <text:p>0.04792</text:p>
          </table:table-cell>
          <table:table-cell table:number-columns-repeated="2" table:style-name="ce1" office:value-type="float" office:value="0.10642">
            <text:p>0.10642</text:p>
          </table:table-cell>
          <table:table-cell office:value-type="float" office:value="0.03911">
            <text:p>0.03911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4506">
            <text:p>0.04506</text:p>
          </table:table-cell>
          <table:table-cell table:style-name="ce1" office:value-type="float" office:value="0.06263">
            <text:p>0.06263</text:p>
          </table:table-cell>
          <table:table-cell table:style-name="ce1" office:value-type="float" office:value="0.11276">
            <text:p>0.11276</text:p>
          </table:table-cell>
          <table:table-cell table:style-name="ce1" office:value-type="float" office:value="0.05406">
            <text:p>0.05406</text:p>
          </table:table-cell>
          <table:table-cell office:value-type="float" office:value="0.03162">
            <text:p>0.03162</text:p>
          </table:table-cell>
          <table:table-cell office:value-type="float" office:value="0.02924">
            <text:p>0.02924</text:p>
          </table:table-cell>
          <table:table-cell office:value-type="float" office:value="0.02882">
            <text:p>0.02882</text:p>
          </table:table-cell>
          <table:table-cell office:value-type="float" office:value="0.03861">
            <text:p>0.03861</text:p>
          </table:table-cell>
          <table:table-cell table:style-name="ce1" office:value-type="float" office:value="0.06263">
            <text:p>0.06263</text:p>
          </table:table-cell>
          <table:table-cell table:style-name="ce1" office:value-type="float" office:value="0.11276">
            <text:p>0.11276</text:p>
          </table:table-cell>
          <table:table-cell table:style-name="ce1" office:value-type="float" office:value="0.05509">
            <text:p>0.05509</text:p>
          </table:table-cell>
          <table:table-cell office:value-type="float" office:value="0.03162">
            <text:p>0.03162</text:p>
          </table:table-cell>
        </table:table-row>
        <table:table-row table:style-name="ro1">
          <table:table-cell office:value-type="float" office:value="0.03162">
            <text:p>0.03162</text:p>
          </table:table-cell>
          <table:table-cell table:style-name="ce1" office:value-type="float" office:value="0.05509">
            <text:p>0.05509</text:p>
          </table:table-cell>
          <table:table-cell table:style-name="ce1" office:value-type="float" office:value="0.11276">
            <text:p>0.11276</text:p>
          </table:table-cell>
          <table:table-cell table:style-name="ce1" office:value-type="float" office:value="0.06263">
            <text:p>0.06263</text:p>
          </table:table-cell>
          <table:table-cell office:value-type="float" office:value="0.03861">
            <text:p>0.03861</text:p>
          </table:table-cell>
          <table:table-cell office:value-type="float" office:value="0.02882">
            <text:p>0.02882</text:p>
          </table:table-cell>
          <table:table-cell office:value-type="float" office:value="0.02924">
            <text:p>0.02924</text:p>
          </table:table-cell>
          <table:table-cell office:value-type="float" office:value="0.03162">
            <text:p>0.03162</text:p>
          </table:table-cell>
          <table:table-cell office:value-type="float" office:value="0.04506">
            <text:p>0.04506</text:p>
          </table:table-cell>
          <table:table-cell table:style-name="ce1" office:value-type="float" office:value="0.11276">
            <text:p>0.11276</text:p>
          </table:table-cell>
          <table:table-cell table:style-name="ce1" office:value-type="float" office:value="0.06263">
            <text:p>0.06263</text:p>
          </table:table-cell>
          <table:table-cell office:value-type="float" office:value="0.04506">
            <text:p>0.04506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0.03911">
            <text:p>0.03911</text:p>
          </table:table-cell>
          <table:table-cell table:number-columns-repeated="2" table:style-name="ce1" office:value-type="float" office:value="0.10642">
            <text:p>0.10642</text:p>
          </table:table-cell>
          <table:table-cell office:value-type="float" office:value="0.04792">
            <text:p>0.04792</text:p>
          </table:table-cell>
          <table:table-cell office:value-type="float" office:value="0.03232">
            <text:p>0.03232</text:p>
          </table:table-cell>
          <table:table-cell office:value-type="float" office:value="0.02854">
            <text:p>0.02854</text:p>
          </table:table-cell>
          <table:table-cell office:value-type="float" office:value="0.03">
            <text:p>0.03</text:p>
          </table:table-cell>
          <table:table-cell office:value-type="float" office:value="0.03525">
            <text:p>0.03525</text:p>
          </table:table-cell>
          <table:table-cell table:style-name="ce1" office:value-type="float" office:value="0.07605">
            <text:p>0.07605</text:p>
          </table:table-cell>
          <table:table-cell table:style-name="ce1" office:value-type="float" office:value="0.10642">
            <text:p>0.10642</text:p>
          </table:table-cell>
          <table:table-cell table:style-name="ce1" office:value-type="float" office:value="0.07605">
            <text:p>0.07605</text:p>
          </table:table-cell>
          <table:table-cell office:value-type="float" office:value="0.03525">
            <text:p>0.03525</text:p>
          </table:table-cell>
          <table:table-cell office:value-type="float" office:value="0.02924">
            <text:p>0.02924</text:p>
          </table:table-cell>
        </table:table-row>
        <table:table-row table:style-name="ro1">
          <table:table-cell office:value-type="float" office:value="0.04792">
            <text:p>0.04792</text:p>
          </table:table-cell>
          <table:table-cell table:style-name="ce1" office:value-type="float" office:value="0.11276">
            <text:p>0.11276</text:p>
          </table:table-cell>
          <table:table-cell table:style-name="ce1" office:value-type="float" office:value="0.07605">
            <text:p>0.07605</text:p>
          </table:table-cell>
          <table:table-cell office:value-type="float" office:value="0.03525">
            <text:p>0.0352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162">
            <text:p>0.03162</text:p>
          </table:table-cell>
          <table:table-cell office:value-type="float" office:value="0.04506">
            <text:p>0.04506</text:p>
          </table:table-cell>
          <table:table-cell table:style-name="ce1" office:value-type="float" office:value="0.11276">
            <text:p>0.11276</text:p>
          </table:table-cell>
          <table:table-cell table:style-name="ce1" office:value-type="float" office:value="0.07605">
            <text:p>0.07605</text:p>
          </table:table-cell>
          <table:table-cell office:value-type="float" office:value="0.04506">
            <text:p>0.04506</text:p>
          </table:table-cell>
          <table:table-cell office:value-type="float" office:value="0.03162">
            <text:p>0.03162</text:p>
          </table:table-cell>
          <table:table-cell office:value-type="float" office:value="0.02981">
            <text:p>0.02981</text:p>
          </table:table-cell>
        </table:table-row>
        <table:table-row table:style-name="ro1">
          <table:table-cell table:style-name="ce1" office:value-type="float" office:value="0.07605">
            <text:p>0.07605</text:p>
          </table:table-cell>
          <table:table-cell table:style-name="ce1" office:value-type="float" office:value="0.10642">
            <text:p>0.10642</text:p>
          </table:table-cell>
          <table:table-cell office:value-type="float" office:value="0.04792">
            <text:p>0.04792</text:p>
          </table:table-cell>
          <table:table-cell office:value-type="float" office:value="0.03232">
            <text:p>0.03232</text:p>
          </table:table-cell>
          <table:table-cell office:value-type="float" office:value="0.02854">
            <text:p>0.02854</text:p>
          </table:table-cell>
          <table:table-cell office:value-type="float" office:value="0.02981">
            <text:p>0.02981</text:p>
          </table:table-cell>
          <table:table-cell office:value-type="float" office:value="0.03911">
            <text:p>0.03911</text:p>
          </table:table-cell>
          <table:table-cell table:style-name="ce1" office:value-type="float" office:value="0.05509">
            <text:p>0.05509</text:p>
          </table:table-cell>
          <table:table-cell table:style-name="ce1" office:value-type="float" office:value="0.10642">
            <text:p>0.10642</text:p>
          </table:table-cell>
          <table:table-cell office:value-type="float" office:value="0.04792">
            <text:p>0.04792</text:p>
          </table:table-cell>
          <table:table-cell office:value-type="float" office:value="0.03861">
            <text:p>0.03861</text:p>
          </table:table-cell>
          <table:table-cell office:value-type="float" office:value="0.02882">
            <text:p>0.02882</text:p>
          </table:table-cell>
          <table:table-cell office:value-type="float" office:value="0.03232">
            <text:p>0.03232</text:p>
          </table:table-cell>
        </table:table-row>
        <table:table-row table:style-name="ro1">
          <table:table-cell table:style-name="ce1" office:value-type="float" office:value="0.10642">
            <text:p>0.10642</text:p>
          </table:table-cell>
          <table:table-cell table:style-name="ce1" office:value-type="float" office:value="0.05509">
            <text:p>0.05509</text:p>
          </table:table-cell>
          <table:table-cell office:value-type="float" office:value="0.03911">
            <text:p>0.03911</text:p>
          </table:table-cell>
          <table:table-cell office:value-type="float" office:value="0.02981">
            <text:p>0.02981</text:p>
          </table:table-cell>
          <table:table-cell office:value-type="float" office:value="0.02882">
            <text:p>0.02882</text:p>
          </table:table-cell>
          <table:table-cell office:value-type="float" office:value="0.03232">
            <text:p>0.03232</text:p>
          </table:table-cell>
          <table:table-cell office:value-type="float" office:value="0.04792">
            <text:p>0.04792</text:p>
          </table:table-cell>
          <table:table-cell table:style-name="ce1" office:value-type="float" office:value="0.10642">
            <text:p>0.10642</text:p>
          </table:table-cell>
          <table:table-cell table:style-name="ce1" office:value-type="float" office:value="0.05509">
            <text:p>0.05509</text:p>
          </table:table-cell>
          <table:table-cell office:value-type="float" office:value="0.04792">
            <text:p>0.04792</text:p>
          </table:table-cell>
          <table:table-cell office:value-type="float" office:value="0.03232">
            <text:p>0.03232</text:p>
          </table:table-cell>
          <table:table-cell office:value-type="float" office:value="0.02854">
            <text:p>0.02854</text:p>
          </table:table-cell>
          <table:table-cell office:value-type="float" office:value="0.03525">
            <text:p>0.03525</text:p>
          </table:table-cell>
        </table:table-row>
        <table:table-row table:style-name="ro1">
          <table:table-cell table:style-name="ce1" office:value-type="float" office:value="0.11276">
            <text:p>0.11276</text:p>
          </table:table-cell>
          <table:table-cell office:value-type="float" office:value="0.04506">
            <text:p>0.04506</text:p>
          </table:table-cell>
          <table:table-cell office:value-type="float" office:value="0.03162">
            <text:p>0.03162</text:p>
          </table:table-cell>
          <table:table-cell office:value-type="float" office:value="0.02924">
            <text:p>0.02924</text:p>
          </table:table-cell>
          <table:table-cell office:value-type="float" office:value="0.03162">
            <text:p>0.03162</text:p>
          </table:table-cell>
          <table:table-cell office:value-type="float" office:value="0.03525">
            <text:p>0.03525</text:p>
          </table:table-cell>
          <table:table-cell table:style-name="ce1" office:value-type="float" office:value="0.07605">
            <text:p>0.07605</text:p>
          </table:table-cell>
          <table:table-cell table:style-name="ce1" office:value-type="float" office:value="0.11276">
            <text:p>0.11276</text:p>
          </table:table-cell>
          <table:table-cell office:value-type="float" office:value="0.04506">
            <text:p>0.04506</text:p>
          </table:table-cell>
          <table:table-cell office:value-type="float" office:value="0.03525">
            <text:p>0.0352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4792">
            <text:p>0.04792</text:p>
          </table:table-cell>
        </table:table-row>
        <table:table-row table:style-name="ro1">
          <table:table-cell table:style-name="ce1" office:value-type="float" office:value="0.07605">
            <text:p>0.07605</text:p>
          </table:table-cell>
          <table:table-cell office:value-type="float" office:value="0.03525">
            <text:p>0.03525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232">
            <text:p>0.03232</text:p>
          </table:table-cell>
          <table:table-cell office:value-type="float" office:value="0.04792">
            <text:p>0.04792</text:p>
          </table:table-cell>
          <table:table-cell table:style-name="ce1" office:value-type="float" office:value="0.10642">
            <text:p>0.10642</text:p>
          </table:table-cell>
          <table:table-cell table:style-name="ce1" office:value-type="float" office:value="0.07605">
            <text:p>0.07605</text:p>
          </table:table-cell>
          <table:table-cell office:value-type="float" office:value="0.03525">
            <text:p>0.03525</text:p>
          </table:table-cell>
          <table:table-cell office:value-type="float" office:value="0.03232">
            <text:p>0.03232</text:p>
          </table:table-cell>
          <table:table-cell office:value-type="float" office:value="0.02854">
            <text:p>0.02854</text:p>
          </table:table-cell>
          <table:table-cell office:value-type="float" office:value="0.03232">
            <text:p>0.03232</text:p>
          </table:table-cell>
          <table:table-cell table:style-name="ce1" office:value-type="float" office:value="0.06263">
            <text:p>0.06263</text:p>
          </table:table-cell>
        </table:table-row>
        <table:table-row table:style-name="ro1">
          <table:table-cell office:value-type="float" office:value="0.04506">
            <text:p>0.04506</text:p>
          </table:table-cell>
          <table:table-cell office:value-type="float" office:value="0.03162">
            <text:p>0.03162</text:p>
          </table:table-cell>
          <table:table-cell office:value-type="float" office:value="0.02924">
            <text:p>0.02924</text:p>
          </table:table-cell>
          <table:table-cell office:value-type="float" office:value="0.03162">
            <text:p>0.03162</text:p>
          </table:table-cell>
          <table:table-cell office:value-type="float" office:value="0.03861">
            <text:p>0.03861</text:p>
          </table:table-cell>
          <table:table-cell table:style-name="ce1" office:value-type="float" office:value="0.06263">
            <text:p>0.06263</text:p>
          </table:table-cell>
          <table:table-cell table:style-name="ce1" office:value-type="float" office:value="0.11276">
            <text:p>0.11276</text:p>
          </table:table-cell>
          <table:table-cell office:value-type="float" office:value="0.04506">
            <text:p>0.04506</text:p>
          </table:table-cell>
          <table:table-cell office:value-type="float" office:value="0.03911">
            <text:p>0.03911</text:p>
          </table:table-cell>
          <table:table-cell office:value-type="float" office:value="0.02981">
            <text:p>0.02981</text:p>
          </table:table-cell>
          <table:table-cell office:value-type="float" office:value="0.02882">
            <text:p>0.02882</text:p>
          </table:table-cell>
          <table:table-cell office:value-type="float" office:value="0.03861">
            <text:p>0.03861</text:p>
          </table:table-cell>
          <table:table-cell table:style-name="ce1" office:value-type="float" office:value="0.11276">
            <text:p>0.11276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9/20/2018</text:date>, <text:time>13:5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9-20T11:48:10.31</meta:creation-date>
    <dc:date>2018-09-20T13:57:05.45</dc:date>
    <meta:editing-duration>PT2H8M58S</meta:editing-duration>
    <meta:editing-cycles>4</meta:editing-cycles>
    <meta:generator>OpenOffice.org/3.3$Win32 OpenOffice.org_project/330m20$Build-9567</meta:generator>
    <meta:document-statistic meta:table-count="3" meta:cell-count="416" meta:object-count="0"/>
  </office:meta>
</office:document-meta>
</file>